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text-underline-style="solid" style:text-underline-width="auto" style:text-underline-color="font-color"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master-page-name="Standard">
      <style:paragraph-properties fo:margin-left="0in" fo:margin-right="0in" fo:text-indent="0in" style:auto-text-indent="false" style:page-number="auto"/>
    </style:style>
    <style:style style:name="P5" style:family="paragraph" style:parent-style-name="Heading_20_3">
      <style:paragraph-properties fo:margin-left="0in" fo:margin-right="0in" fo:text-indent="0in" style:auto-text-indent="false"/>
    </style:style>
    <style:style style:name="P6" style:family="paragraph" style:parent-style-name="Heading_20_2" style:list-style-name="">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3" style:family="text">
      <style:text-properties style:font-name="Times New Roman" fo:font-size="18pt" fo:language="en" fo:country="US" style:font-size-asian="18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material is Open Game Content, and is licensed for public use under the terms of the Open Game License v1.0a.</text:span></text:p>
      <text:p text:style-name="P2"/>
      <text:h text:style-name="P5" text:outline-level="3"><text:span text:style-name="T3">CONDITION SUMMARY</text:span></text:h>
      <text:p text:style-name="P3"/>
      <text:p text:style-name="P1"><text:span text:style-name="T1">A number of adverse conditions can affect the way a character operates, as defined here. If more than one condition affects a character, apply both if possible. If not possible, apply only the most severe condition.</text:span></text:p>
      <text:p text:style-name="P3"/>
      <text:h text:style-name="P6" text:outline-level="2"><text:span text:style-name="T2">Ability Damaged</text:span></text:h>
      <text:p text:style-name="P1"><text:span text:style-name="T1">The character has lost 1 or more ability score points. The loss is temporary, and these points return at a rate of 1 per evening of rest. This differs from “effective” ability loss, which is an effect that goes away when the condition causing it goes away.</text:span></text:p>
      <text:h text:style-name="P6" text:outline-level="2"><text:span text:style-name="T2">Ability Drained</text:span></text:h>
      <text:p text:style-name="P1"><text:span text:style-name="T1">The character has lost 1 or more ability score points. The loss is permanent.</text:span></text:p>
      <text:h text:style-name="P6" text:outline-level="2"><text:span text:style-name="T2">Blinded</text:span></text:h>
      <text:p text:style-name="P1"><text:span text:style-name="T1">The hero can’t see at all, and thus everything has total concealment to him or her. The character has a 50% chance to miss in combat. Furthermore, the blinded character has an effective Dexterity of 3, along with a –4 penalty on the use of Strength-based and Dexterity-based skills. This –4 penalty also applies to Search checks and any other skill checks for which the GM deems sight to be important. The character can’t make Spot checks or perform any other activity (such as reading) that requires vision. Heroes who are blind long-term (from birth or early in life) grow accustomed to these drawbacks and can overcome some of them (at the GM’s discretion).</text:span></text:p>
      <text:h text:style-name="P6" text:outline-level="2"><text:span text:style-name="T2">Cowering</text:span></text:h>
      <text:p text:style-name="P1"><text:span text:style-name="T1">The hero is frozen in fear, loses his or her Dexterity bonus, and can take no actions. In addition, the character takes a –2 penalty to his or her Defense. The condition typically lasts 10 rounds.</text:span></text:p>
      <text:h text:style-name="P6" text:outline-level="2"><text:span text:style-name="T2">Dazed</text:span></text:h>
      <text:p text:style-name="P1"><text:span text:style-name="T1">Unable to act, a dazed character can take no actions, but still gets the benefit of his or her normal Defense. This condition typically lasts 1 round.</text:span></text:p>
      <text:h text:style-name="P6" text:outline-level="2"><text:span text:style-name="T2">Dead</text:span></text:h>
      <text:p text:style-name="P1"><text:span text:style-name="T1">A character dies when his or her hit points drop to –10 or lower, or when his or her Constitution drops to 0.</text:span></text:p>
      <text:h text:style-name="P6" text:outline-level="2"><text:span text:style-name="T2">Deafened</text:span></text:h>
      <text:p text:style-name="P1"><text:span text:style-name="T1">The hero can’t hear and takes a –4 penalty on initiative checks. The character can’t make Listen checks. Heroes who are deafened long-term (from birth or early in life) grow accustomed to these drawbacks and can overcome some of them (at the GM’s discretion).</text:span></text:p>
      <text:h text:style-name="P6" text:outline-level="2"><text:span text:style-name="T2">Disabled</text:span></text:h>
      <text:p text:style-name="P1"><text:span text:style-name="T1">The character has 0 hit points. The character can take only a single move action or attack action, and takes 1 point of damage after any action.</text:span></text:p>
      <text:h text:style-name="P6" text:outline-level="2"><text:span text:style-name="T2">Dying</text:span></text:h>
      <text:p text:style-name="P1"><text:span text:style-name="T1">The character is near death and unconscious, with –1 to –9 wound points. The character can take no actions, and each round a dying character loses 1 hit point until he or she dies or becomes stable.</text:span></text:p>
      <text:h text:style-name="P6" text:outline-level="2"><text:span text:style-name="T2">Entangled</text:span></text:h>
      <text:p text:style-name="P1"><text:soft-page-break/><text:span text:style-name="T1">An entangled character takes a –2 penalty on attack rolls in addition to a –4 penalty to Dexterity. If the entangling bonds are anchored to an immobile object, the entangled hero can’t move. Otherwise, the character can move at half speed, but can’t run or charge.</text:span></text:p>
      <text:h text:style-name="P6" text:outline-level="2"><text:span text:style-name="T2">Exhausted</text:span></text:h>
      <text:p text:style-name="P1"><text:span text:style-name="T1">Heroes who are exhausted move at half speed and cannot run or charge. Furthermore, they take a –6 penalty to Strength and Dexterity. After 1 hour of complete, uninterrupted rest, an exhausted character becomes fatigued.</text:span></text:p>
      <text:h text:style-name="P6" text:outline-level="2"><text:span text:style-name="T2">Fatigued</text:span></text:h>
      <text:p text:style-name="P1"><text:span text:style-name="T1">Characters who are fatigued can’t run or charge and take a penalty of –2 to Strength and Dexterity. After 8 hours of complete, uninterrupted rest, a fatigued character is no longer fatigued.</text:span></text:p>
      <text:h text:style-name="P6" text:outline-level="2"><text:span text:style-name="T2">Flat-Footed</text:span></text:h>
      <text:p text:style-name="P1"><text:span text:style-name="T1">A character who has not yet acted during a combat is flat-footed, not reacting normally to the situation. A flat-footed character loses his or her Dexterity bonus to Defense and cannot make attacks of opportunity.</text:span></text:p>
      <text:h text:style-name="P6" text:outline-level="2"><text:span text:style-name="T2">Grappled</text:span></text:h>
      <text:p text:style-name="P1"><text:span text:style-name="T1">When grappled, a hero can’t undertake any action other than attacking with his or her bare hands, attacking with a light weapon, or attempting to break free from his or her opponent. The character loses his or her Dexterity bonus to Defense, except on attacks from characters with whom he or she is grappling.</text:span></text:p>
      <text:h text:style-name="P6" text:outline-level="2"><text:span text:style-name="T2">Helpless</text:span></text:h>
      <text:p text:style-name="P1"><text:span text:style-name="T1">Paralyzed, sleeping, or unconscious characters are helpless. A helpless character has an effective Defense of 5 + size modifier. An attacker can attempt a coup de grace against a helpless character.</text:span></text:p>
      <text:h text:style-name="P6" text:outline-level="2"><text:span text:style-name="T2">Nauseated</text:span></text:h>
      <text:p text:style-name="P1"><text:span text:style-name="T1">Characters who are nauseated are unable to attack or do anything else requiring attention or concentration. The only action such a character can take is a single move action per turn.</text:span></text:p>
      <text:h text:style-name="P6" text:outline-level="2"><text:span text:style-name="T2">Panicked</text:span></text:h>
      <text:p text:style-name="P1"><text:span text:style-name="T1">A panicked character flees as fast as possible and cowers (see Cowering, above) if unable to get away. The character defends normally but cannot attack.</text:span></text:p>
      <text:h text:style-name="P6" text:outline-level="2"><text:span text:style-name="T2">Paralyzed</text:span></text:h>
      <text:p text:style-name="P1"><text:span text:style-name="T1">Heroes who are paralyzed fall to the ground, unable to move (they have an effective, but not actual, Dexterity and Strength of 0). They are helpless.</text:span></text:p>
      <text:h text:style-name="P6" text:outline-level="2"><text:span text:style-name="T2">Pinned</text:span></text:h>
      <text:p text:style-name="P1"><text:span text:style-name="T1">A pinned character is held immobile (but not helpless) in a grapple. The character takes a –4 penalty to Defense against melee attacks and loses his or her Dexterity bonus to Defense.</text:span></text:p>
      <text:h text:style-name="P6" text:outline-level="2"><text:span text:style-name="T2">Prone</text:span></text:h>
      <text:p text:style-name="P1"><text:span text:style-name="T1">An attacker who is prone (lying on the ground) takes a –4 penalty on melee attack rolls and can’t use bows or thrown ranged weapons. The character gains a +4 bonus to Defense against ranged attacks, but takes a –4 penalty to Defense against melee attacks.</text:span></text:p>
      <text:h text:style-name="P6" text:outline-level="2"><text:span text:style-name="T2">Shaken</text:span></text:h>
      <text:p text:style-name="P1"><text:span text:style-name="T1">A shaken character takes a –2 penalty on attack rolls, saving throws, and skill checks.</text:span></text:p>
      <text:h text:style-name="P6" text:outline-level="2"><text:span text:style-name="T2">Stable</text:span></text:h>
      <text:p text:style-name="P1"><text:span text:style-name="T1">A stable character is no longer dying, but is still unconscious.</text:span></text:p>
      <text:h text:style-name="P6" text:outline-level="2"><text:span text:style-name="T2">Stunned</text:span></text:h>
      <text:p text:style-name="P1"><text:soft-page-break/><text:span text:style-name="T1">A character who becomes stunned loses his or her Dexterity bonus, drops what he or she is holding, and can take no attack or move actions. In addition, the character takes a –2 penalty to Defense. The condition typically lasts 1 round.</text:span></text:p>
      <text:h text:style-name="P6" text:outline-level="2"><text:span text:style-name="T2">Unconscious</text:span></text:h>
      <text:p text:style-name="P1"><text:span text:style-name="T1">An unconscious character is unable to defend him or herself. <text:s/>The character is helpless and typically falls prone.</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dition Summary</dc:title>
    <dc:subject>MSRD</dc:subject>
    <meta:initial-creator>AKSmith</meta:initial-creator>
    <meta:creation-date>2002-09-05T14:03:00</meta:creation-date>
    <dc:date>2003-08-26T14:35:00</dc:date>
    <meta:editing-cycles>13</meta:editing-cycles>
    <meta:editing-duration>PT17S</meta:editing-duration>
    <meta:document-statistic meta:table-count="0" meta:image-count="0" meta:object-count="0" meta:page-count="3" meta:paragraph-count="51" meta:word-count="933" meta:character-count="5405" meta:non-whitespace-character-count="4522"/>
    <meta:generator>LibreOffice/5.4.6.2$Linux_X86_64 LibreOffice_project/40m0$Build-2</meta:generator>
    <meta:user-defined meta:name="Company">Wizards of the Coast</meta:user-defined>
    <meta:user-defined meta:name="Operator">AKSmith</meta:user-defined>
  </office:meta>
</office:document-meta>
</file>